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7"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78" style:family="paragraph" style:parent-style-name="Heading_20_2">
      <style:text-properties fo:font-size="14pt" style:font-size-asian="14pt" style:font-size-complex="14pt"/>
    </style:style>
    <style:style style:name="P79" style:family="paragraph" style:parent-style-name="Heading_20_2">
      <style:text-properties fo:font-size="14pt" fo:language="en" fo:country="US" style:font-size-asian="14pt" style:font-size-complex="14pt"/>
    </style:style>
    <style:style style:name="P80"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6. May 2020</text:span></text:span></text:p>
      <text:h text:style-name="P77"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8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76" text:outline-level="1">Past projects:</text:h>
      <text:p text:style-name="P41"/>
      <text:h text:style-name="P78" text:outline-level="2"/>
      <text:h text:style-name="P78"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5/2020_</text:p>
          </table:table-cell>
          <table:table-cell table:style-name="Tabelle54.B1" office:value-type="string">
            <text:p text:style-name="P5">with</text:p>
          </table:table-cell>
          <table:table-cell table:style-name="Tabelle54.F1" office:value-type="string">
            <text:p text:style-name="P5"><text:s/>6 months</text:p>
          </table:table-cell>
        </table:table-row>
      </table:table>
      <text:p text:style-name="P20"/>
      <text:list xml:id="list3568940211438846282" text:style-name="WW8Num7">
        <text:list-item>
          <text:p text:style-name="P59">Lead Fullstack Entwickler</text:p>
        </text:list-item>
        <text:list-item>
          <text:p text:style-name="P59">Angular Single Page Application (SPA)</text:p>
        </text:list-item>
        <text:list-item>
          <text:p text:style-name="P59">10 Microservices for Front- and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Framework for Standardization of Microservices</text:p>
        </text:list-item>
        <text:list-item>
          <text:p text:style-name="P59">Docker Container in Azure Cloud-Environment</text:p>
        </text:list-item>
        <text:list-item>
          <text:p text:style-name="P59">Jenkins CI/CD-Pipelines</text:p>
        </text:list-item>
        <text:list-item>
          <text:p text:style-name="P59">JSON Web Token (JWT), Bearer- Authorization-Header</text:p>
        </text:list-item>
        <text:list-item>
          <text:p text:style-name="P59">RedHat Openshift Environment</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Camunda Process-Engine</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 Spring Cloud OpenFeign</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 and SAFe</text:p>
        </text:list-item>
        <text:list-item>
          <text:p text:style-name="P59">Grooming, Planning, Retrospective</text:p>
        </text:list-item>
        <text:list-item>
          <text:p text:style-name="P59">Englisch and German Communic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9"><text:soft-page-break/></text:p>
      <text:p text:style-name="P17"/>
      <text:p text:style-name="P17"/>
      <text:h text:style-name="P78"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1315696"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text:soft-page-break/>Identity and Access Management</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9"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1312797"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text:soft-page-break/>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text:soft-page-break/>Database</text:p>
          </table:table-cell>
          <table:table-cell table:style-name="Tabelle51.C1" office:value-type="string">
            <text:p text:style-name="P30">Windows, Linux</text:p>
            <text:p text:style-name="P29"><text:soft-page-break/>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80"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8826294333292613322"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text:soft-page-break/>Automatic E-Mail sending</text:p>
        </text:list-item>
        <text:list-item>
          <text:p text:style-name="P60">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80" text:outline-level="2">Logistic for yard management - flow</text:h>
      <text:p text:style-name="P40"><text:soft-page-break/></text:p>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1322500"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text:soft-page-break/></text:p>
      <text:p text:style-name="P41"/>
      <text:p text:style-name="P41"/>
      <text:h text:style-name="P80"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1328717"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80"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1334924"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80" text:outline-level="2"/>
      <text:h text:style-name="P80" text:outline-level="2"/>
      <text:h text:style-name="P80"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1324478"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80"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80"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1328860"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80"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1600240215501537402"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1322028"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81" text:outline-level="2"/>
      <text:h text:style-name="P80"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1334350"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80"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1338877"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0"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1330230" text:continue-numbering="true" text:style-name="WW8Num2">
        <text:list-item>
          <text:p text:style-name="P63">Webapplication to run an online web shop.</text:p>
        </text:list-item>
        <text:list-item>
          <text:p text:style-name="P63">Generic webshop for all kinds of businesses.</text:p>
        </text:list-item>
      </text:list>
      <text:list xml:id="list1109357315986616961"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80"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1330042"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80"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1328346"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80"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1336430"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80"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1330966"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80"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1322425"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80"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1312266"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80"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1339559"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80"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1320344"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80"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1341981"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80"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1338751"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80"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1318850"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80"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1312311"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5-06T11:11:11.13</dc:date>
    <meta:editing-cycles>104</meta:editing-cycles>
    <meta:editing-duration>PT2H48M5S</meta:editing-duration>
    <meta:document-statistic meta:table-count="55" meta:image-count="1" meta:object-count="0" meta:page-count="26" meta:paragraph-count="1178" meta:word-count="6332" meta:character-count="42582"/>
    <meta:template xlink:type="simple" xlink:actuate="onRequest" xlink:title="" xlink:href="Normal.dotm"/>
  </office:meta>
</office:document-meta>
</file>